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750000004DB4022ECA.png" manifest:media-type="image/png"/>
  <manifest:file-entry manifest:full-path="Pictures/1000000000000134000000D66EBEEE86.png" manifest:media-type="image/png"/>
  <manifest:file-entry manifest:full-path="Pictures/100000000000013A000000D680CB3327.png" manifest:media-type="image/png"/>
  <manifest:file-entry manifest:full-path="Pictures/1000000000000012000003B93A327F23.png" manifest:media-type="image/png"/>
  <manifest:file-entry manifest:full-path="Pictures/10000000000003BF00000134E02F22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8.75cm" fo:min-width="5.3cm"/>
    </style:style>
    <style:style style:name="gr3" style:family="graphic" style:parent-style-name="standard">
      <style:graphic-properties draw:stroke="none" svg:stroke-color="#000000" draw:fill="none" draw:fill-color="#ffffff" fo:min-height="16.45cm"/>
    </style:style>
    <style:style style:name="gr4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horizontal-align="justify" draw:textarea-vertical-align="middle" draw:auto-grow-height="false" fo:min-height="18.75cm" fo:min-width="5.3cm"/>
    </style:style>
    <style:style style:name="gr6" style:family="graphic" style:parent-style-name="standard">
      <style:graphic-properties draw:stroke="none" draw:fill="none" fo:min-height="7.217cm"/>
    </style:style>
    <style:style style:name="gr7" style:family="graphic" style:parent-style-name="standard">
      <style:graphic-properties draw:fill-color="#0084d1" draw:textarea-horizontal-align="justify" draw:textarea-vertical-align="middle" draw:auto-grow-height="false" fo:min-height="8.75cm" fo:min-width="21.4cm"/>
    </style:style>
    <style:style style:name="gr8" style:family="graphic" style:parent-style-name="standard">
      <style:graphic-properties svg:stroke-width="0.2cm" draw:marker-start-width="0.5cm" draw:marker-end-width="0.5cm" draw:opacity="40%" draw:textarea-horizontal-align="justify" draw:textarea-vertical-align="middle" draw:auto-grow-height="false" fo:min-height="0.85cm" fo:min-width="5cm" fo:padding-top="0.225cm" fo:padding-bottom="0.225cm" fo:padding-left="0.35cm" fo:padding-right="0.35cm" draw:shadow-opacity="4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line-height="150%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3cm" svg:height="4.3cm" svg:x="1cm" svg:y="15.2cm">
          <draw:image xlink:href="Pictures/10000000000003BF00000134E02F2299.png" xlink:type="simple" xlink:show="embed" xlink:actuate="onLoad">
            <text:p/>
          </draw:image>
        </draw:frame>
        <draw:custom-shape draw:style-name="gr2" draw:text-style-name="P1" draw:layer="layout" svg:width="5.8cm" svg:height="19cm" svg:x="22.9cm" svg:y="1cm">
          <text:p text:style-name="P1"><text:s/><text:tab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6cm" svg:height="19.121cm" svg:x="23.1cm" svg:y="1.289cm">
          <draw:text-box>
            <text:p text:style-name="P2"><text:span text:style-name="T1">SENSOR 01: 865</text:span></text:p>
            <text:p text:style-name="P2"><text:span text:style-name="T1"/></text:p>
            <text:p text:style-name="P2"><text:span text:style-name="T1">SENSOR 02: 124 </text:span></text:p>
            <text:p text:style-name="P2"><text:span text:style-name="T1"/></text:p>
            <text:p text:style-name="P2"><text:span text:style-name="T1">SENSOR 03: 872</text:span></text:p>
            <text:p text:style-name="P2"><text:span text:style-name="T1"/></text:p>
            <text:p text:style-name="P2"><text:span text:style-name="T1">SENSOR 04: 1235643</text:span><text:span text:style-name="T1"><text:tab/></text:span></text:p>
            <text:p text:style-name="P2"><text:span text:style-name="T1"/></text:p>
            <text:p text:style-name="P2"><text:span text:style-name="T1">SENSOR 05: 15</text:span></text:p>
            <text:p text:style-name="P2"><text:span text:style-name="T1"/></text:p>
            <text:p text:style-name="P2"><text:span text:style-name="T1">SENSOR 06: 756</text:span><text:span text:style-name="T1"><text:tab/></text:span></text:p>
            <text:p text:style-name="P2"><text:span text:style-name="T1"/></text:p>
            <text:p text:style-name="P2"><text:span text:style-name="T1">SENSOR 08: 98</text:span><text:span text:style-name="T1"><text:tab/></text:span></text:p>
            <text:p text:style-name="P2"><text:span text:style-name="T1"/></text:p>
            <text:p text:style-name="P2"><text:span text:style-name="T1">SENSOR 09: 98</text:span></text:p>
            <text:p text:style-name="P2"><text:span text:style-name="T1"/></text:p>
            <text:p text:style-name="P2"><text:span text:style-name="T1">SENSOR 10: 246</text:span><text:span text:style-name="T1"><text:tab/></text:span></text:p>
            <text:p text:style-name="P2"><text:span text:style-name="T1"/></text:p>
            <text:p text:style-name="P2"><text:span text:style-name="T1">SENSOR 11: 5</text:span><text:span text:style-name="T1"><text:tab/></text:span></text:p>
            <text:p text:style-name="P2"><text:span text:style-name="T1"/></text:p>
            <text:p text:style-name="P2"><text:span text:style-name="T1">SENSOR 12: 190</text:span></text:p>
            <text:p text:style-name="P2"><text:span text:style-name="T1"/></text:p>
            <text:p text:style-name="P2"><text:span text:style-name="T1">SENSOR 13: 25</text:span><text:span text:style-name="T1"><text:tab/></text:span></text:p>
            <text:p text:style-name="P2"><text:span text:style-name="T1"/></text:p>
            <text:p text:style-name="P2"><text:span text:style-name="T1">SENSOR 14: 328</text:span><text:span text:style-name="T1"><text:tab/></text:span></text:p>
            <text:p text:style-name="P2"><text:span text:style-name="T1"/></text:p>
            <text:p text:style-name="P2"><text:span text:style-name="T1">SENSOR 15: 45</text:span></text:p>
            <text:p text:style-name="P2"><text:span text:style-name="T1"/></text:p>
            <text:p text:style-name="P2"><text:span text:style-name="T1">SENSOR 16: 235</text:span></text:p>
            <text:p text:style-name="P2"><text:span text:style-name="T1"/></text:p>
            <text:p text:style-name="P2"><text:span text:style-name="T1">SENSOR 17: 145</text:span></text:p>
            <text:p text:style-name="P2"><text:span text:style-name="T1"/></text:p>
            <text:p text:style-name="P2"><text:span text:style-name="T1">SENSOR 18: 15</text:span></text:p>
            <text:p text:style-name="P2"><text:span text:style-name="T1"/></text:p>
          </draw:text-box>
        </draw:frame>
        <draw:frame draw:style-name="gr1" draw:text-style-name="P1" draw:layer="layout" svg:width="0.358cm" svg:height="18.963cm" draw:transform="skewX (0.0616101225953998) rotate (0.0616101225953998) translate (28.343cm 1.022cm)">
          <draw:image xlink:href="Pictures/1000000000000012000003B93A327F23.png" xlink:type="simple" xlink:show="embed" xlink:actuate="onLoad">
            <text:p/>
          </draw:image>
        </draw:frame>
        <draw:frame draw:style-name="gr1" draw:text-style-name="P1" draw:layer="layout" svg:width="4.992cm" svg:height="3.5cm" draw:transform="skewX (0.016929693744345) translate (17.2cm 11cm)">
          <draw:image xlink:href="Pictures/100000000000013A000000D680CB3327.png" xlink:type="simple" xlink:show="embed" xlink:actuate="onLoad">
            <text:p/>
          </draw:image>
        </draw:frame>
        <draw:frame draw:style-name="gr4" draw:text-style-name="P1" draw:layer="layout" svg:width="10.004cm" svg:height="1.837cm" svg:x="1.096cm" svg:y="12.663cm">
          <draw:image xlink:href="Pictures/10000000000002750000004DB4022ECA.png" xlink:type="simple" xlink:show="embed" xlink:actuate="onLoad">
            <text:p/>
          </draw:image>
        </draw:frame>
        <draw:frame draw:style-name="gr1" draw:text-style-name="P1" draw:layer="layout" svg:width="5.349cm" svg:height="3.562cm" svg:x="11.451cm" svg:y="11cm">
          <draw:image xlink:href="Pictures/1000000000000134000000D66EBEEE86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1" draw:text-style-name="P1" draw:layer="layout" svg:width="21.3cm" svg:height="4.3cm" svg:x="1cm" svg:y="15.2cm">
          <draw:image xlink:href="Pictures/10000000000003BF00000134E02F2299.png" xlink:type="simple" xlink:show="embed" xlink:actuate="onLoad">
            <text:p/>
          </draw:image>
        </draw:frame>
        <draw:custom-shape draw:style-name="gr5" draw:text-style-name="P3" draw:layer="Layout" svg:width="5.8cm" svg:height="19cm" svg:x="22.9cm" svg:y="1cm">
          <text:p text:style-name="P3"><text:s/><text:tab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6cm" svg:height="19.121cm" svg:x="23.1cm" svg:y="1.289cm">
          <draw:text-box>
            <text:p text:style-name="P2"><text:span text:style-name="T1">SENSOR 01: 865</text:span></text:p>
            <text:p text:style-name="P2"><text:span text:style-name="T1"/></text:p>
            <text:p text:style-name="P2"><text:span text:style-name="T1">SENSOR 02: 124 </text:span></text:p>
            <text:p text:style-name="P2"><text:span text:style-name="T1"/></text:p>
            <text:p text:style-name="P2"><text:span text:style-name="T1">SENSOR 03: 872</text:span></text:p>
            <text:p text:style-name="P2"><text:span text:style-name="T1"/></text:p>
            <text:p text:style-name="P2"><text:span text:style-name="T1">SENSOR 04: 1235643</text:span><text:span text:style-name="T1"><text:tab/></text:span></text:p>
            <text:p text:style-name="P2"><text:span text:style-name="T1"/></text:p>
            <text:p text:style-name="P2"><text:span text:style-name="T1">SENSOR 05: 15</text:span></text:p>
            <text:p text:style-name="P2"><text:span text:style-name="T1"/></text:p>
            <text:p text:style-name="P2"><text:span text:style-name="T1">SENSOR 06: 756</text:span><text:span text:style-name="T1"><text:tab/></text:span></text:p>
            <text:p text:style-name="P2"><text:span text:style-name="T1"/></text:p>
            <text:p text:style-name="P2"><text:span text:style-name="T1">SENSOR 08: 98</text:span><text:span text:style-name="T1"><text:tab/></text:span></text:p>
            <text:p text:style-name="P2"><text:span text:style-name="T1"/></text:p>
            <text:p text:style-name="P2"><text:span text:style-name="T1">SENSOR 09: 98</text:span></text:p>
            <text:p text:style-name="P2"><text:span text:style-name="T1"/></text:p>
            <text:p text:style-name="P2"><text:span text:style-name="T1">SENSOR 10: 246</text:span><text:span text:style-name="T1"><text:tab/></text:span></text:p>
            <text:p text:style-name="P2"><text:span text:style-name="T1"/></text:p>
            <text:p text:style-name="P2"><text:span text:style-name="T1">SENSOR 11: 5</text:span><text:span text:style-name="T1"><text:tab/></text:span></text:p>
            <text:p text:style-name="P2"><text:span text:style-name="T1"/></text:p>
            <text:p text:style-name="P2"><text:span text:style-name="T1">SENSOR 12: 190</text:span></text:p>
            <text:p text:style-name="P2"><text:span text:style-name="T1"/></text:p>
            <text:p text:style-name="P2"><text:span text:style-name="T1">SENSOR 13: 25</text:span><text:span text:style-name="T1"><text:tab/></text:span></text:p>
            <text:p text:style-name="P2"><text:span text:style-name="T1"/></text:p>
            <text:p text:style-name="P2"><text:span text:style-name="T1">SENSOR 14: 328</text:span><text:span text:style-name="T1"><text:tab/></text:span></text:p>
            <text:p text:style-name="P2"><text:span text:style-name="T1"/></text:p>
            <text:p text:style-name="P2"><text:span text:style-name="T1">SENSOR 15: 45</text:span></text:p>
            <text:p text:style-name="P2"><text:span text:style-name="T1"/></text:p>
            <text:p text:style-name="P2"><text:span text:style-name="T1">SENSOR 16: 235</text:span></text:p>
            <text:p text:style-name="P2"><text:span text:style-name="T1"/></text:p>
            <text:p text:style-name="P2"><text:span text:style-name="T1">SENSOR 17: 145</text:span></text:p>
            <text:p text:style-name="P2"><text:span text:style-name="T1"/></text:p>
            <text:p text:style-name="P2"><text:span text:style-name="T1">SENSOR 18: 15</text:span></text:p>
            <text:p text:style-name="P2"><text:span text:style-name="T1"/></text:p>
          </draw:text-box>
        </draw:frame>
        <draw:frame draw:style-name="gr1" draw:text-style-name="P1" draw:layer="layout" svg:width="0.358cm" svg:height="18.963cm" draw:transform="skewX (0.0616101225953998) rotate (0.0616101225953998) translate (28.343cm 1.022cm)">
          <draw:image xlink:href="Pictures/1000000000000012000003B93A327F23.png" xlink:type="simple" xlink:show="embed" xlink:actuate="onLoad">
            <text:p/>
          </draw:image>
        </draw:frame>
        <draw:frame draw:style-name="gr1" draw:text-style-name="P1" draw:layer="layout" svg:width="4.992cm" svg:height="3.5cm" draw:transform="skewX (0.016929693744345) translate (17.2cm 11cm)">
          <draw:image xlink:href="Pictures/100000000000013A000000D680CB3327.png" xlink:type="simple" xlink:show="embed" xlink:actuate="onLoad">
            <text:p/>
          </draw:image>
        </draw:frame>
        <draw:frame draw:style-name="gr4" draw:text-style-name="P1" draw:layer="layout" svg:width="10.004cm" svg:height="1.837cm" svg:x="1.096cm" svg:y="12.663cm">
          <draw:image xlink:href="Pictures/10000000000002750000004DB4022ECA.png" xlink:type="simple" xlink:show="embed" xlink:actuate="onLoad">
            <text:p/>
          </draw:image>
        </draw:frame>
        <draw:frame draw:style-name="gr1" draw:text-style-name="P1" draw:layer="layout" svg:width="5.349cm" svg:height="3.562cm" svg:x="11.451cm" svg:y="11cm">
          <draw:image xlink:href="Pictures/1000000000000134000000D66EBEEE86.png" xlink:type="simple" xlink:show="embed" xlink:actuate="onLoad">
            <text:p/>
          </draw:image>
        </draw:frame>
        <draw:frame draw:style-name="gr6" draw:text-style-name="P4" draw:layer="layout" svg:width="19.002cm" svg:height="7.467cm" svg:x="1.998cm" svg:y="2cm">
          <draw:text-box>
            <text:p text:style-name="P4"><text:span text:style-name="T2">SENSOR 01: 1.5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ENSOR 02: 124 </text:span></text:p>
            <text:p text:style-name="P4"><text:span text:style-name="T2"/></text:p>
            <text:p text:style-name="P4"><text:span text:style-name="T2">SENSOR 03: 872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ENSOR 04: 1235643</text:span><text:span text:style-name="T2"><text:tab/></text:span></text:p>
            <text:p text:style-name="P4"><text:span text:style-name="T2"/></text:p>
            <text:p text:style-name="P4"><text:span text:style-name="T2">SENSOR 05: 15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ENSOR 06: 756</text:span><text:span text:style-name="T2"><text:tab/></text:span></text:p>
            <text:p text:style-name="P4"><text:span text:style-name="T2"/></text:p>
            <text:p text:style-name="P4"><text:span text:style-name="T2">SENSOR 7: 99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ENSOR 08: 98</text:span></text:p>
          </draw:text-box>
        </draw:frame>
        <draw:custom-shape draw:style-name="gr7" draw:text-style-name="P1" draw:layer="layout" svg:width="21.9cm" svg:height="9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cm" svg:height="1.1cm" svg:x="1.9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2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5:59:25.329000000</meta:creation-date>
    <dc:date>2016-04-22T16:34:22.746000000</dc:date>
    <meta:editing-duration>PT3M44S</meta:editing-duration>
    <meta:editing-cycles>1</meta:editing-cycles>
    <meta:document-statistic meta:object-count="17"/>
    <meta:generator>LibreOffice/4.3.3.2$Windows_x86 LibreOffice_project/9bb7eadab57b6755b1265afa86e04bf45fbfc644</meta:generator>
  </office:meta>
</office:document-meta>
</file>